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2dc094" officeooo:paragraph-rsid="002dc094"/>
    </style:style>
    <style:style style:name="P2" style:family="paragraph" style:parent-style-name="Standard">
      <style:paragraph-properties fo:text-align="start" style:justify-single-word="false"/>
      <style:text-properties officeooo:rsid="00206091" officeooo:paragraph-rsid="00206091"/>
    </style:style>
    <style:style style:name="P3" style:family="paragraph" style:parent-style-name="Standard">
      <style:paragraph-properties fo:text-align="start" style:justify-single-word="false"/>
      <style:text-properties officeooo:rsid="002bcf0a" officeooo:paragraph-rsid="00206091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-0.577cm"/>
        </style:tab-stops>
      </style:paragraph-properties>
      <style:text-properties officeooo:rsid="0020ba33" officeooo:paragraph-rsid="0020ba33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officeooo:rsid="00206091" officeooo:paragraph-rsid="00206091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officeooo:rsid="001dc634" officeooo:paragraph-rsid="001dc634" style:font-weight-asian="bold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arial" officeooo:rsid="001ed2d6" officeooo:paragraph-rsid="001ed2d6"/>
    </style:style>
    <style:style style:name="P8" style:family="paragraph" style:parent-style-name="Standard">
      <style:paragraph-properties fo:text-align="start" style:justify-single-word="false"/>
      <style:text-properties style:font-name="arial" officeooo:rsid="001ed2d6" officeooo:paragraph-rsid="002a5acb"/>
    </style:style>
    <style:style style:name="P9" style:family="paragraph" style:parent-style-name="Standard">
      <style:paragraph-properties fo:text-align="start" style:justify-single-word="false"/>
      <style:text-properties style:font-name="arial" officeooo:rsid="00252f70" officeooo:paragraph-rsid="002a5acb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arial" officeooo:rsid="002888ce" officeooo:paragraph-rsid="002b531f"/>
    </style:style>
    <style:style style:name="P11" style:family="paragraph" style:parent-style-name="Standard">
      <style:paragraph-properties fo:text-align="start" style:justify-single-word="false"/>
      <style:text-properties style:font-name="arial" officeooo:rsid="00206091" officeooo:paragraph-rsid="00206091"/>
    </style:style>
    <style:style style:name="P12" style:family="paragraph" style:parent-style-name="Standard">
      <style:paragraph-properties fo:text-align="start" style:justify-single-word="false"/>
      <style:text-properties style:font-name="arial" officeooo:rsid="00206091" officeooo:paragraph-rsid="002b531f"/>
    </style:style>
    <style:style style:name="P13" style:family="paragraph" style:parent-style-name="Standard" style:list-style-name="L1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arial" officeooo:rsid="0020ba33" officeooo:paragraph-rsid="0020ba33"/>
    </style:style>
    <style:style style:name="P14" style:family="paragraph" style:parent-style-name="Standard" style:list-style-name="L1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arial" officeooo:rsid="001ed2d6" officeooo:paragraph-rsid="001ed2d6"/>
    </style:style>
    <style:style style:name="P15" style:family="paragraph" style:parent-style-name="Standard" style:list-style-name="L1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arial" officeooo:rsid="001ed2d6" officeooo:paragraph-rsid="001ed2d6"/>
    </style:style>
    <style:style style:name="P16" style:family="paragraph" style:parent-style-name="Standard" style:list-style-name="L1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arial" officeooo:rsid="001ed2d6" officeooo:paragraph-rsid="001ed2d6"/>
    </style:style>
    <style:style style:name="P17" style:family="paragraph" style:parent-style-name="Standard" style:list-style-name="L1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arial" officeooo:rsid="001ed2d6" officeooo:paragraph-rsid="001ed2d6"/>
    </style:style>
    <style:style style:name="P18" style:family="paragraph" style:parent-style-name="Standard" style:list-style-name="L1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arial" officeooo:rsid="00206091" officeooo:paragraph-rsid="00206091"/>
    </style:style>
    <style:style style:name="P19" style:family="paragraph" style:parent-style-name="Standard" style:list-style-name="L1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arial" officeooo:rsid="00206091" officeooo:paragraph-rsid="00206091"/>
    </style:style>
    <style:style style:name="P20" style:family="paragraph" style:parent-style-name="Standard" style:list-style-name="L1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arial" officeooo:rsid="0020ba33" officeooo:paragraph-rsid="0020ba33"/>
    </style:style>
    <style:style style:name="P21" style:family="paragraph" style:parent-style-name="Standard" style:list-style-name="L1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>
        <style:tab-stops>
          <style:tab-stop style:position="-0.577cm"/>
        </style:tab-stops>
      </style:paragraph-properties>
      <style:text-properties style:font-name="arial" officeooo:rsid="0020ba33" officeooo:paragraph-rsid="0020ba33"/>
    </style:style>
    <style:style style:name="P22" style:family="paragraph" style:parent-style-name="Horizontal_20_Line">
      <style:text-properties style:font-name="arial"/>
    </style:style>
    <style:style style:name="P23" style:family="paragraph" style:parent-style-name="Horizontal_20_Line">
      <style:text-properties style:font-name="arial" officeooo:rsid="0020ba33"/>
    </style:style>
    <style:style style:name="T1" style:family="text">
      <style:text-properties officeooo:rsid="00206091"/>
    </style:style>
    <style:style style:name="T2" style:family="text">
      <style:text-properties officeooo:rsid="00252f70"/>
    </style:style>
    <style:style style:name="T3" style:family="text">
      <style:text-properties officeooo:rsid="0026f998"/>
    </style:style>
    <style:style style:name="T4" style:family="text">
      <style:text-properties officeooo:rsid="002888ce"/>
    </style:style>
    <style:style style:name="T5" style:family="text">
      <style:text-properties officeooo:rsid="0029db5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9db5a" style:font-weight-asian="bold" style:font-weight-complex="bold"/>
    </style:style>
    <style:style style:name="T8" style:family="text">
      <style:text-properties fo:font-weight="bold" officeooo:rsid="002a5acb" style:font-weight-asian="bold" style:font-weight-complex="bold"/>
    </style:style>
    <style:style style:name="T9" style:family="text">
      <style:text-properties officeooo:rsid="002a5acb"/>
    </style:style>
    <style:style style:name="T10" style:family="text">
      <style:text-properties officeooo:rsid="0030ed40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rabalho Final - Programação Orientada à Objetos</text:p>
      <text:p text:style-name="P6">Sistema de Biblioteca<text:span text:style-name="T1">s</text:span> – Library<text:span text:style-name="T1">Help</text:span></text:p>
      <text:p text:style-name="P5"><text:span text:style-name="T2">Extração</text:span> de Requisitos</text:p>
      <text:list xml:id="list3405947257" text:style-name="L1">
        <text:list-header>
          <text:p text:style-name="P7"/>
          <text:p text:style-name="P14"><text:span text:style-name="T7">RFUN-1:</text:span><text:span text:style-name="T5"> </text:span>O sistema deve permitir o cadastramento de livros.</text:p>
        </text:list-header>
      </text:list>
      <text:p text:style-name="P9"><text:tab/><text:span text:style-name="T7">RFUN-</text:span><text:span text:style-name="T6">1.1:</text:span> O sistema deve permitir alterar dados de livros.</text:p>
      <text:p text:style-name="P9"><text:tab/><text:span text:style-name="T7">RFUN-</text:span><text:span text:style-name="T6">1.2:</text:span> O sistema permitir <text:span text:style-name="T3">consultar dados de livros</text:span>.</text:p>
      <text:p text:style-name="P9"><text:tab/><text:span text:style-name="T7">RFUN-</text:span><text:span text:style-name="T6">1.3:</text:span> O sistema deve permitir a exclusão de livros.</text:p>
      <text:p text:style-name="P22"/>
      <text:list xml:id="list135034452678672" text:continue-numbering="true" text:style-name="L1">
        <text:list-header>
          <text:p text:style-name="P14"><text:span text:style-name="T7">RFUN-2:</text:span><text:span text:style-name="T5"> </text:span>O sistema deve permitir o cadastramento de usuários.</text:p>
        </text:list-header>
      </text:list>
      <text:p text:style-name="P8"><text:tab/><text:span text:style-name="T7">RFUN-2</text:span><text:bookmark-start text:name="__DdeLink__37_1933572018"/><text:span text:style-name="T7">.1:</text:span><text:span text:style-name="T5"> O sistema deve permitir alterar dados de usuários.</text:span></text:p>
      <text:p text:style-name="P9"><text:tab/><text:span text:style-name="T7">RFUN-</text:span><text:span text:style-name="T6">2.2:</text:span> O sistema permitir <text:span text:style-name="T3">consultar dados de</text:span> usuários.</text:p>
      <text:p text:style-name="P9"><text:tab/><text:span text:style-name="T7">RFUN-</text:span><text:span text:style-name="T6">2.3:</text:span> O sistema deve permitir a exclusão de usuários.<text:bookmark-end text:name="__DdeLink__37_1933572018"/></text:p>
      <text:p text:style-name="P22"/>
      <text:list xml:id="list135035708070901" text:continue-numbering="true" text:style-name="L1">
        <text:list-header>
          <text:p text:style-name="P14"><text:span text:style-name="T7">RFUN-3:</text:span><text:span text:style-name="T5"> </text:span>O sistema deve permitir o cadastramento de funcionários.</text:p>
        </text:list-header>
      </text:list>
      <text:p text:style-name="P8"><text:tab/><text:span text:style-name="T7">RFUN-3.1:</text:span><text:span text:style-name="T5"> O sistema deve permitir alterar dados de funcionários.</text:span></text:p>
      <text:p text:style-name="P9"><text:tab/><text:span text:style-name="T7">RFUN-3</text:span><text:span text:style-name="T6">.2:</text:span> O sistema permitir <text:span text:style-name="T3">consultar dados de</text:span> <text:span text:style-name="T4">funcionários</text:span>.</text:p>
      <text:p text:style-name="P9"><text:tab/><text:span text:style-name="T7">RFUN-3</text:span><text:span text:style-name="T6">.3: </text:span>O sistema deve permitir a exclusão de <text:span text:style-name="T4">funcionários</text:span>.</text:p>
      <text:p text:style-name="P22"/>
      <text:list xml:id="list135033861702008" text:continue-numbering="true" text:style-name="L1">
        <text:list-header>
          <text:p text:style-name="P14"><text:span text:style-name="T7">RFUN-4:</text:span><text:span text:style-name="T5"> </text:span>O sistema deve permitir o aluguel de livros.</text:p>
          <text:p text:style-name="P10"><text:span text:style-name="T7">RFUN-4 / RNFUN-</text:span><text:span text:style-name="T6">1:</text:span> O sistema deve permitir alterar o status de um livro para ‘disponível’.</text:p>
          <text:p text:style-name="P10"><text:span text:style-name="T7">RFUN-4 / RNFUN-</text:span><text:span text:style-name="T6">2:</text:span> O sistema deve permitir alterar o status de um livro para ‘indisponível’.</text:p>
        </text:list-header>
      </text:list>
      <text:p text:style-name="P22"/>
      <text:list xml:id="list135033984926019" text:continue-numbering="true" text:style-name="L1">
        <text:list-header>
          <text:p text:style-name="P18"><text:span text:style-name="T7">RNFUN-1:</text:span><text:span text:style-name="T5"> </text:span>O sistema deve estabelecer um prazo máximo de 7 dias para a renovação do aluguel de livros.</text:p>
        </text:list-header>
      </text:list>
      <text:p text:style-name="P11"><text:tab/><text:span text:style-name="T8">RNFUN-1.1:</text:span><text:span text:style-name="T9"> O sistema deve impedir que usuários pendentes aluguem livros.</text:span></text:p>
      <text:p text:style-name="P22"/>
      <text:list xml:id="list135034457977606" text:continue-numbering="true" text:style-name="L1">
        <text:list-header>
          <text:p text:style-name="P18"><text:bookmark-start text:name="__DdeLink__41_1933572018"/><text:span text:style-name="T7">RFUN-5</text:span><text:bookmark-end text:name="__DdeLink__41_1933572018"/><text:span text:style-name="T7">:</text:span><text:span text:style-name="T5"> </text:span>O sistema deve permitir a aplicação de multas à usuários.</text:p>
        </text:list-header>
      </text:list>
      <text:p text:style-name="P12"><text:tab/><text:span text:style-name="T7">RFUN-5 / RNFUN-1:</text:span><text:span text:style-name="T5"> O valor da multa deve ser de R$1,50 por livro e por dia de atraso.</text:span></text:p>
      <text:p text:style-name="P23"/>
      <text:list xml:id="list135034286226127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3"><text:span text:style-name="T8">RNFUN-2:</text:span><text:span text:style-name="T9"> </text:span>O sistema deve gravar <text:span text:style-name="T5">todos </text:span>os dados em arquivos indexados.</text:p>
                    </text:list-header>
                  </text:list>
                </text:list-item>
              </text:list>
            </text:list-item>
          </text:list>
        </text:list-item>
      </text:list>
      <text:p text:style-name="P23"/>
      <text:list xml:id="list135034420188002" text:continue-numbering="true" text:style-name="L1">
        <text:list-header>
          <text:p text:style-name="P20"><text:span text:style-name="T8">RFUN-6:</text:span><text:span text:style-name="T9"> </text:span>O sistema deve possuir uma interface gráfica para a comunicação com o usuário.</text:p>
        </text:list-header>
      </text:list>
      <text:p text:style-name="P23"/>
      <text:list xml:id="list135034221563597" text:continue-numbering="true" text:style-name="L1">
        <text:list-header>
          <text:p text:style-name="P21"><text:span text:style-name="T8">RNFUN-3:</text:span><text:span text:style-name="T9"> </text:span>O sistema deve ser executado através de um arquivo <text:span text:style-name="T10">com extensão .jar.</text:span></text:p>
        </text:list-header>
      </text:list>
      <text:p text:style-name="Horizontal_20_Line"/>
      <text:p text:style-name="P4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54cm" style:type="center"/>
          <style:tab-stop style:position="16.90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dc094" officeooo:paragraph-rsid="002dc094"/>
    </style:style>
    <style:page-layout style:name="Mpm1">
      <style:page-layout-properties fo:page-width="21.001cm" fo:page-height="29.7cm" style:num-format="1" style:print-orientation="portrait" fo:margin-top="2cm" fo:margin-bottom="2cm" fo:margin-left="2.09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Marco Túlio Ribeiro Félix</text:p>
        <text:p text:style-name="MP1">Mathews Arantes Pereira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23:48:52.894490057</meta:creation-date>
    <dc:date>2017-11-24T13:50:33.695224482</dc:date>
    <meta:editing-duration>PT42M52S</meta:editing-duration>
    <meta:editing-cycles>10</meta:editing-cycles>
    <meta:generator>LibreOffice/5.4.1.2$Linux_X86_64 LibreOffice_project/40m0$Build-2</meta:generator>
    <meta:document-statistic meta:table-count="0" meta:image-count="0" meta:object-count="0" meta:page-count="1" meta:paragraph-count="27" meta:word-count="260" meta:character-count="1660" meta:non-whitespace-character-count="1415"/>
  </office:meta>
</office:document-meta>
</file>